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3632dc"/>
    </style:style>
    <style:style style:name="P3" style:family="paragraph" style:parent-style-name="Standard">
      <style:text-properties officeooo:rsid="0027dc9e" officeooo:paragraph-rsid="0027dc9e"/>
    </style:style>
    <style:style style:name="P4" style:family="paragraph" style:parent-style-name="Standard">
      <style:text-properties officeooo:rsid="00246e16" officeooo:paragraph-rsid="002fd994"/>
    </style:style>
    <style:style style:name="P5" style:family="paragraph" style:parent-style-name="Standard">
      <style:text-properties officeooo:rsid="00395f85" officeooo:paragraph-rsid="00395f85"/>
    </style:style>
    <style:style style:name="P6" style:family="paragraph" style:parent-style-name="Standard">
      <style:text-properties officeooo:rsid="00395f85" officeooo:paragraph-rsid="00398809"/>
    </style:style>
    <style:style style:name="P7" style:family="paragraph" style:parent-style-name="Quotations">
      <style:text-properties officeooo:rsid="00398809" officeooo:paragraph-rsid="00398809"/>
    </style:style>
    <style:style style:name="P8" style:family="paragraph" style:parent-style-name="Quotations">
      <style:text-properties officeooo:rsid="00395f85" officeooo:paragraph-rsid="00398809"/>
    </style:style>
    <style:style style:name="P9" style:family="paragraph" style:parent-style-name="Standard">
      <style:text-properties officeooo:rsid="00398809" officeooo:paragraph-rsid="00398809"/>
    </style:style>
    <style:style style:name="P10" style:family="paragraph" style:parent-style-name="Standard">
      <style:paragraph-properties fo:text-align="end" style:justify-single-word="false"/>
      <style:text-properties officeooo:rsid="001d64b5" officeooo:paragraph-rsid="001d64b5"/>
    </style:style>
    <style:style style:name="T1" style:family="text">
      <style:text-properties officeooo:rsid="002fd994"/>
    </style:style>
    <style:style style:name="T2" style:family="text">
      <style:text-properties officeooo:rsid="003632dc"/>
    </style:style>
    <style:style style:name="T3" style:family="text">
      <style:text-properties officeooo:rsid="0037d0c6"/>
    </style:style>
    <style:style style:name="T4" style:family="text">
      <style:text-properties officeooo:rsid="00395f85"/>
    </style:style>
    <style:style style:name="T5" style:family="text">
      <style:text-properties officeooo:rsid="003b3f89"/>
    </style:style>
    <style:style style:name="T6" style:family="text">
      <style:text-properties officeooo:rsid="003d5c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GIT/GITLAB</text:span>: Fragen und Übungen </text:p>
      <text:p text:style-name="P1"/>
      <text:p text:style-name="P1"/>
      <text:p text:style-name="P1"/>
      <text:p text:style-name="P1"/>
      <text:p text:style-name="P1">….....................................................................................................</text:p>
      <text:p text:style-name="P3">Vorname, Name, Matrikelnummer</text:p>
      <text:p text:style-name="P3"/>
      <text:p text:style-name="P1"/>
      <text:p text:style-name="P1">1. <text:span text:style-name="T2">Was genau sind die Gründe um Gitlab zu verwenden?</text:span></text:p>
      <text:p text:style-name="P1"/>
      <text:p text:style-name="P1"/>
      <text:p text:style-name="P1"/>
      <text:p text:style-name="P10"/>
      <text:p text:style-name="P1"/>
      <text:p text:style-name="P1"/>
      <text:p text:style-name="P1"/>
      <text:p text:style-name="P1"/>
      <text:p text:style-name="P1"/>
      <text:p text:style-name="P1"/>
      <text:p text:style-name="P1">2. <text:span text:style-name="T2">Welche Daten gehören (nicht) ins Repo?</text:span></text:p>
      <text:p text:style-name="P1">- .<text:span text:style-name="T2">java Files</text:span></text:p>
      <text:p text:style-name="P1">- .<text:span text:style-name="T2">xml Files</text:span></text:p>
      <text:p text:style-name="P1">- .<text:span text:style-name="T2">Jason Files</text:span></text:p>
      <text:p text:style-name="P1">- <text:span text:style-name="T2">Bilddateien für Gameprojekte</text:span></text:p>
      <text:p text:style-name="P1">- <text:span text:style-name="T2">Musikdateien für Projekte</text:span></text:p>
      <text:p text:style-name="P1">- .<text:span text:style-name="T2">project Files (Endung je nach Tool)</text:span></text:p>
      <text:p text:style-name="P2">- <text:span text:style-name="T2">UML Modelle</text:span></text:p>
      <text:p text:style-name="P2">- <text:span text:style-name="T2">Zeichnungen</text:span></text:p>
      <text:p text:style-name="P2">- <text:span text:style-name="T2">Notizen</text:span></text:p>
      <text:p text:style-name="P2">- <text:span text:style-name="T2">Dokumentation</text:span></text:p>
      <text:p text:style-name="P2">- <text:span text:style-name="T2">Configurationsfiles</text:span></text:p>
      <text:p text:style-name="P2">- <text:span text:style-name="T2">Kapitel eines Buches</text:span></text:p>
      <text:p text:style-name="P2">- <text:span text:style-name="T2">Eine Bachelorarbeit</text:span></text:p>
      <text:p text:style-name="P2">- <text:span text:style-name="T2">Passwörter für Cloud-Services</text:span></text:p>
      <text:p text:style-name="P2">- <text:span text:style-name="T2">Passwörter für lokale Services (Self-hosted)</text:span></text:p>
      <text:p text:style-name="P2">- <text:span text:style-name="T2">logfiles</text:span></text:p>
      <text:p text:style-name="P2">- <text:span text:style-name="T2">Messdaten vom Profiling</text:span></text:p>
      <text:p text:style-name="P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 <text:span text:style-name="T3">Was soll der „Mist“ mit den Stages (dass add/commit nur lokal wirken)?</text:span></text:p>
      <text:p text:style-name="P1"/>
      <text:p text:style-name="P1"><text:s text:c="42"/></text:p>
      <text:p text:style-name="P1"/>
      <text:p text:style-name="P1"/>
      <text:p text:style-name="P1">4. <text:span text:style-name="T3">Würden Sie in einer Firma Gitlab selber hosten oder GIT als Service im Netz? Begründung.</text:span></text:p>
      <text:p text:style-name="P1"/>
      <text:p text:style-name="P1"/>
      <text:p text:style-name="P1"/>
      <text:p text:style-name="P1"><text:s/></text:p>
      <text:p text:style-name="P1"/>
      <text:p text:style-name="P1"/>
      <text:p text:style-name="P4"><text:span text:style-name="T1">5</text:span>. <text:span text:style-name="T4">Verwenden Sie Branches im Projekt oder arbeiten alle Teammitglieder auf dem Master Branch? Zeigen Sie Vor- und Nachteile der Verfahren</text:span></text:p>
      <text:p text:style-name="P4"/>
      <text:p text:style-name="P4"/>
      <text:p text:style-name="P4"/>
      <text:p text:style-name="P4"/>
      <text:p text:style-name="P4"/>
      <text:p text:style-name="P4"/>
      <text:p text:style-name="P4"/>
      <text:p text:style-name="P4"/>
      <text:p text:style-name="P5">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P5"/>
      <text:p text:style-name="P5"/>
      <text:p text:style-name="P5"><text:s text:c="38"/></text:p>
      <text:p text:style-name="P5"/>
      <text:p text:style-name="P5"/>
      <text:p text:style-name="P5"/>
      <text:p text:style-name="P9">7. Eine Version eines Files im Repo sieht so aus:</text:p>
      <text:p text:style-name="P8">„There are two versions of GitLab: Community Edition (CE) and Enterprise Edition (EE)“</text:p>
      <text:p text:style-name="P7">Ihre Version die Sie hochladen <text:span text:style-name="T6">wollen </text:span>hat an dieser Stelle:</text:p>
      <text:p text:style-name="Quotations">„There are two versions of GitLab: CE and EE.“</text:p>
      <text:p text:style-name="P7">Wie löst Gitlab diesen Konflikt?</text:p>
      <text:p text:style-name="P6"><text:s text:c="2"/></text:p>
      <text:p text:style-name="P5"/>
      <text:p text:style-name="P5"/>
      <text:p text:style-name="P5"><text:span text:style-name="T5">8</text:span>.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4-10-22T17:30:42.384605527</meta:creation-date>
    <dc:date>2019-10-17T13:10:23.738195308</dc:date>
    <meta:editing-duration>PT3H24M52S</meta:editing-duration>
    <meta:editing-cycles>25</meta:editing-cycles>
    <meta:generator>LibreOffice/6.0.7.3$Linux_X86_64 LibreOffice_project/00m0$Build-3</meta:generator>
    <meta:print-date>2019-10-17T12:55:51.935578541</meta:print-date>
    <meta:document-statistic meta:table-count="0" meta:image-count="0" meta:object-count="0" meta:page-count="2" meta:paragraph-count="36" meta:word-count="281" meta:character-count="1955" meta:non-whitespace-character-count="1621"/>
  </office:meta>
</office:document-meta>
</file>